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4.98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ncing-pix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6:48:0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618" calcext:value-type="float">
            <text:p>0.3618</text:p>
          </table:table-cell>
          <table:table-cell table:style-name="ce2" office:value-type="float" office:value="19.4394" calcext:value-type="float">
            <text:p>19.4394</text:p>
          </table:table-cell>
          <table:table-cell office:value-type="float" office:value="0.9332" calcext:value-type="float">
            <text:p>0.9332</text:p>
          </table:table-cell>
          <table:table-cell office:value-type="float" office:value="0.6308" calcext:value-type="float">
            <text:p>0.63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48:27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713" calcext:value-type="float">
            <text:p>0.3713</text:p>
          </table:table-cell>
          <table:table-cell office:value-type="float" office:value="19.257" calcext:value-type="float">
            <text:p>19.257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6218" calcext:value-type="float">
            <text:p>0.62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48:38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497" calcext:value-type="float">
            <text:p>0.3497</text:p>
          </table:table-cell>
          <table:table-cell office:value-type="float" office:value="18.9197" calcext:value-type="float">
            <text:p>18.9197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6394" calcext:value-type="float">
            <text:p>0.63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48:48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793" calcext:value-type="float">
            <text:p>0.3793</text:p>
          </table:table-cell>
          <table:table-cell office:value-type="float" office:value="19.2067" calcext:value-type="float">
            <text:p>19.2067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6147" calcext:value-type="float">
            <text:p>0.61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48:5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office:value-type="float" office:value="0.3711" calcext:value-type="float">
            <text:p>0.3711</text:p>
          </table:table-cell>
          <table:table-cell office:value-type="float" office:value="19.1138" calcext:value-type="float">
            <text:p>19.1138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6208" calcext:value-type="float">
            <text:p>0.62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6:49:0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pixel art style</text:p>
          </table:table-cell>
          <table:table-cell table:style-name="ce2" office:value-type="float" office:value="0.3796" calcext:value-type="float">
            <text:p>0.3796</text:p>
          </table:table-cell>
          <table:table-cell office:value-type="float" office:value="19.1084" calcext:value-type="float">
            <text:p>19.1084</text:p>
          </table:table-cell>
          <table:table-cell office:value-type="float" office:value="0.9082" calcext:value-type="float">
            <text:p>0.9082</text:p>
          </table:table-cell>
          <table:table-cell table:style-name="ce2" office:value-type="float" office:value="0.6085" calcext:value-type="float">
            <text:p>0.60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6:52:05.376407514</dc:date>
    <meta:editing-duration>PT2M24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